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04a" officeooo:paragraph-rsid="0011804a"/>
    </style:style>
    <style:style style:name="P2" style:family="paragraph" style:parent-style-name="Standard">
      <style:text-properties officeooo:rsid="0013103e" officeooo:paragraph-rsid="0013103e"/>
    </style:style>
    <style:style style:name="P3" style:family="paragraph" style:parent-style-name="Standard">
      <style:text-properties officeooo:rsid="0011804a" officeooo:paragraph-rsid="0011804a"/>
    </style:style>
    <style:style style:name="P4" style:family="paragraph" style:parent-style-name="Standard">
      <style:text-properties officeooo:rsid="001472e3" officeooo:paragraph-rsid="001472e3"/>
    </style:style>
    <style:style style:name="P5" style:family="paragraph">
      <style:paragraph-properties fo:text-align="center"/>
    </style:style>
    <style:style style:name="T1" style:family="text">
      <style:text-properties officeooo:rsid="0013103e"/>
    </style:style>
    <style:style style:name="T2" style:family="text">
      <style:text-properties officeooo:rsid="001472e3"/>
    </style:style>
    <style:style style:name="gr1" style:family="graphic">
      <style:graphic-properties draw:stroke="solid" draw:stroke-dash="Dashed_20__28_var_29__20_5" svg:stroke-width="2.01pt" svg:stroke-color="#000000" svg:stroke-opacity="75%" draw:stroke-linejoin="miter" draw:fill-color="#00cc00" draw:opacity="50%" draw:textarea-horizontal-align="center" draw:textarea-vertical-align="middle" fo:padding-top="0.99pt" fo:padding-bottom="0.99pt" fo:padding-left="0.99pt" fo:padding-right="0.99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3pt" svg:stroke-color="#ffff00" svg:stroke-opacity="75%" draw:stroke-linejoin="miter" draw:fill-color="#00cc00" draw:opacity="50%" draw:textarea-horizontal-align="center" draw:textarea-vertical-align="middle" fo:padding-top="1.5pt" fo:padding-bottom="1.5pt" fo:padding-left="1.5pt" fo:padding-right="1.5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4" svg:stroke-width="3pt" svg:stroke-color="#ffff00" svg:stroke-opacity="100%" draw:stroke-linejoin="round" svg:stroke-linecap="butt" draw:textarea-horizontal-align="center" draw:textarea-vertical-align="middle" fo:padding-top="1.5pt" fo:padding-bottom="1.5pt" fo:padding-left="1.5pt" fo:padding-right="1.5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5" drawooo:display="printer" svg:width="0pt" svg:height="0pt" svg:x="296.84pt" svg:y="419.84pt" svg:viewBox="0 0 0 0" draw:points="0,0">
        <text:p/>
      </draw:polygon>
      <draw:polygon text:anchor-type="page" text:anchor-page-number="0" draw:z-index="1" draw:name="turtle" draw:style-name="gr2" draw:text-style-name="P5" drawooo:display="printer" svg:width="0pt" svg:height="0pt" svg:x="296.16pt" svg:y="419.61pt" svg:viewBox="0 0 0 0" draw:points="0,0">
        <text:p/>
      </draw:polygon>
      <draw:path text:anchor-type="page" text:anchor-page-number="0" draw:z-index="2" draw:name="actual" draw:style-name="gr3" draw:text-style-name="P5" svg:width="68.6pt" svg:height="70.33pt" draw:transform="rotate (2.46964089157198) translate (302.517978984117pt 469.546612050585pt)" svg:viewBox="0 0 2421 2482" svg:d="M1715 1795h706M1717 1794l-159 688M1118 1928l439 552M1118 1928l-636 306M639 1545l-159 687M638 1543l-636-306M636 932l-636 305M636 932l-155-688M1115 551l-635-306M1116 552l441-551M1713 688l-155-688M1713 688h706M1978 1239l441-551M1978 1239l439 552">
        <text:p/>
      </draw:path>
      <text:p text:style-name="P1">CLEARSCREEN</text:p>
      <text:p text:style-name="P1">HOME</text:p>
      <text:p text:style-name="P1"/>
      <text:p text:style-name="P1">PENCOLOR “<text:span text:style-name="T2">yellow</text:span>”</text:p>
      <text:p text:style-name="P1">PENSIZE <text:span text:style-name="T2">3</text:span></text:p>
      <text:p text:style-name="P4">N = 7</text:p>
      <text:p text:style-name="P4">R = 1</text:p>
      <text:p text:style-name="P1">L = 20</text:p>
      <text:p text:style-name="P1">A = <text:span text:style-name="T2">360/N</text:span></text:p>
      <text:p text:style-name="P1"/>
      <text:p text:style-name="P1">REPEAT <text:span text:style-name="T2">N</text:span> [</text:p>
      <text:p text:style-name="P1"><text:tab/>REPEAT <text:span text:style-name="T2">R</text:span> [</text:p>
      <text:p text:style-name="P1"><text:tab/><text:tab/><text:span text:style-name="T2">PENUP </text:span>FORWARD L <text:span text:style-name="T2">PENDOWN</text:span></text:p>
      <text:p text:style-name="P1"><text:tab/><text:tab/>LEFT A</text:p>
      <text:p text:style-name="P1"><text:tab/><text:tab/>FORWARD L</text:p>
      <text:p text:style-name="P1"><text:tab/><text:tab/>PENUP BACK L PENDOWN</text:p>
      <text:p text:style-name="P1"><text:tab/><text:tab/>RIGHT A*2</text:p>
      <text:p text:style-name="P1"><text:tab/><text:tab/>FORWARD L</text:p>
      <text:p text:style-name="P1"><text:tab/><text:tab/>PENUP BACK L PENDOWN</text:p>
      <text:p text:style-name="P1"><text:tab/><text:tab/>LEFT A</text:p>
      <text:p text:style-name="P1"><text:tab/>]</text:p>
      <text:p text:style-name="P1">PENUP BACK L*<text:span text:style-name="T2">R</text:span> PENDOWN</text:p>
      <text:p text:style-name="P1">RIGHT <text:span text:style-name="T2">A</text:span></text:p>
      <text:p text:style-name="P1">]</text:p>
      <text:p text:style-name="P2">HIDETURT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pt"/>
    <draw:stroke-dash draw:name="Dashed_20__28_var_29__20_5" draw:display-name="Dashed (var) 5" draw:style="rect" draw:dots2="1" draw:dots2-length="0.57pt" draw:distance="0.57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0:46:42.822506405</meta:creation-date>
    <dc:date>2016-08-05T16:51:42.263479356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3" meta:word-count="55" meta:character-count="247" meta:non-whitespace-character-count="197"/>
  </office:meta>
</office:document-meta>
</file>